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9fdf" officeooo:paragraph-rsid="001f9fdf"/>
    </style:style>
    <style:style style:name="P2" style:family="paragraph" style:parent-style-name="Standard">
      <style:text-properties officeooo:rsid="0022d8c4" officeooo:paragraph-rsid="0024b173"/>
    </style:style>
    <style:style style:name="P3" style:family="paragraph" style:parent-style-name="Standard">
      <style:text-properties officeooo:rsid="0023ed2f" officeooo:paragraph-rsid="0023ed2f"/>
    </style:style>
    <style:style style:name="P4" style:family="paragraph" style:parent-style-name="Standard">
      <style:text-properties officeooo:rsid="0023ed2f" officeooo:paragraph-rsid="00278259"/>
    </style:style>
    <style:style style:name="P5" style:family="paragraph" style:parent-style-name="Standard">
      <style:text-properties officeooo:rsid="0027f4be" officeooo:paragraph-rsid="0027f4be"/>
    </style:style>
    <style:style style:name="T1" style:family="text">
      <style:text-properties officeooo:rsid="0020ff1b"/>
    </style:style>
    <style:style style:name="T2" style:family="text">
      <style:text-properties officeooo:rsid="0023a4c0"/>
    </style:style>
    <style:style style:name="T3" style:family="text">
      <style:text-properties officeooo:rsid="0023ed2f"/>
    </style:style>
    <style:style style:name="T4" style:family="text">
      <style:text-properties officeooo:rsid="0025bc0e"/>
    </style:style>
    <style:style style:name="T5" style:family="text">
      <style:text-properties officeooo:rsid="0028d0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ole I/O</text:p>
      <text:p text:style-name="P1"/>
      <text:p text:style-name="P1">Hey there, In this video we will working with Console I/O.</text:p>
      <text:p text:style-name="P1"/>
      <text:p text:style-name="P1">The console is the most basic level of user communications with a program. This can abstractly be though of as the keyboard and monitor. Standard input is the keybard and standard output is the monitor. These streams are attached to a terminal program (like a shell or TTY serial console) and are provided by the operating system. </text:p>
      <text:p text:style-name="P1"/>
      <text:p text:style-name="P1">In C++ we have access to stdin and stdout via the std::cin and std::cout classes. Std::cin is a basic_istream that is attached to the keyboard, and std::cout is a basic_ostream that is attached to the monitor. We can re<text:span text:style-name="T1">ad</text:span> and write formatted data to these streams and interact with the user. </text:p>
      <text:p text:style-name="P1"/>
      <text:p text:style-name="P2">The std::cout on my Ubuntu ma<text:span text:style-name="T3">chine</text:span> will automatically format all output into UTF-8 text for display to the user. It does not matter what the data type you pass to cout, it will be converted to a string <text:span text:style-name="T3">representation</text:span> and output. <text:span text:style-name="T4">Lets take a look at some examples. </text:span></text:p>
      <text:p text:style-name="P2"/>
      <text:p text:style-name="P4">&lt;consoleio.cpp&gt;</text:p>
      <text:p text:style-name="P2"/>
      <text:p text:style-name="P2"><text:span text:style-name="T2"><text:s/>Console I/O is a tricky thing on different operating systems with different compiles. Of couse the most basic stuff will work, but your mileage may vary if you try to use special characters like emoji. I tried my exmaple code, which we will be seeing, on windows and it didn’t produce the results I was expecting. It also gave the following warning about how the character cannot be represented in the current code page. </text:span></text:p>
      <text:p text:style-name="P2"/>
      <text:p text:style-name="P5">This brings me to the topic of locales. Locales are used to tell the operating system and its programs where this computer is, and what character sets are available. It is also used for international programs to change the language being presented. Due to the nature of how locales are both OS configuration and compiler dependent, we are going to concentrate only on the default locale, and stay within the standard ASCII character set. </text:p>
      <text:p text:style-name="P5"/>
      <text:p text:style-name="P5">Geting back to out examples, I wanted to show how our ostream std::cout converted our emoji character into a UTF8 format so it can be read by the shell. This is the conversion from the character code to UTF-8</text:p>
      <text:p text:style-name="P5"/>
      <text:p text:style-name="P5">In the next video, we will quickly talk about standard input to wrap up console IO. <text:span text:style-name="T5">Thanks for watching!</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7T20:59:28.404916084</dc:date>
    <meta:editing-duration>PT2H6M55S</meta:editing-duration>
    <meta:editing-cycles>15</meta:editing-cycles>
    <meta:generator>LibreOffice/6.0.7.3$Linux_X86_64 LibreOffice_project/00m0$Build-3</meta:generator>
    <meta:document-statistic meta:table-count="0" meta:image-count="0" meta:object-count="0" meta:page-count="1" meta:paragraph-count="10" meta:word-count="376" meta:character-count="2143" meta:non-whitespace-character-count="1771"/>
  </office:meta>
</office:document-meta>
</file>